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8pt" officeooo:rsid="000cfbc4" officeooo:paragraph-rsid="000cfbc4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officeooo:rsid="000e7a8c" officeooo:paragraph-rsid="000e7a8c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ctual PARA:</text:p>
      <text:p text:style-name="P1">At OZZYTEK, we have a team of professional website designers who have trained for years in the expertise of building websites. These websites are specifically designed to target your intended audience – our team takes on-board your exact requirements and aligns your goals with the outcome of the web design.</text:p>
      <text:p text:style-name="P1"/>
      <text:p text:style-name="P3">Changed PARA:</text:p>
      <text:p text:style-name="P2">We as OZZYTEK, having a plenty of experienced professional website designers who builds the websites. The websites <text:s/>are specifically designed to target the intended audience as per their requirements. Our team takes on-board of your exact requirements and aligns your goals with the expected outcomes what you desire by web design.</text:p>
      <text:p text:style-name="P2"/>
      <text:p text:style-name="P3">Actual PARA:</text:p>
      <text:p text:style-name="P2">Our website designers have what it takes to ensure your local business succeeds performance-wise for various purposes, including ranking in the search engines, converting visitors to buyers/clients, and creating a seamless user experience on your website.</text:p>
      <text:p text:style-name="P2"/>
      <text:p text:style-name="P3">Changed PARA:</text:p>
      <text:p text:style-name="P3">Our speciality is to ensure your local businesss to be succeds performance-wise in various aspects, including converting visitors to buyers/clients, labelling company in front line in search engines, creating a seamless user experience of websi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08:42:29.558194291</meta:creation-date>
    <dc:date>2021-09-16T16:08:49.288901917</dc:date>
    <meta:editing-duration>PT7H5M39S</meta:editing-duration>
    <meta:editing-cycles>1</meta:editing-cycles>
    <meta:document-statistic meta:table-count="0" meta:image-count="0" meta:object-count="0" meta:page-count="1" meta:paragraph-count="8" meta:word-count="179" meta:character-count="1191" meta:non-whitespace-character-count="1018"/>
    <meta:generator>LibreOffice/6.0.7.3$Linux_X86_64 LibreOffice_project/00m0$Build-3</meta:generator>
  </office:meta>
</office:document-meta>
</file>